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Trebuchet, 'Lucida Sans Unicode', 'Lucida Grande', 'Lucida Sans', Arial, sans-serif"/>
    <style:font-face style:name="helvetica" svg:font-family="helvetica, sans-serif"/>
    <style:font-face style:name="monospace" svg:font-family="monospace, courie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.159cm" fo:margin-right="0.159cm" fo:margin-top="0.496cm" fo:margin-bottom="0.247cm" loext:contextual-spacing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.159cm" fo:margin-right="0cm" fo:orphans="2" fo:widows="2" fo:text-indent="0cm" style:auto-text-indent="false"/>
      <style:text-properties fo:font-variant="normal" fo:text-transform="none" fo:color="#181818" fo:letter-spacing="normal"/>
    </style:style>
    <style:style style:name="P3" style:family="paragraph" style:parent-style-name="Preformatted_20_Text">
      <style:paragraph-properties fo:margin-left="0.159cm" fo:margin-right="0cm" fo:orphans="2" fo:widows="2" fo:text-indent="0cm" style:auto-text-indent="false"/>
      <style:text-properties fo:font-variant="normal" fo:text-transform="none" fo:color="#181818" fo:letter-spacing="normal" officeooo:paragraph-rsid="00021c3b"/>
    </style:style>
    <style:style style:name="P4" style:family="paragraph" style:parent-style-name="Preformatted_20_Text">
      <style:paragraph-properties fo:margin-left="0.159cm" fo:margin-right="0cm" fo:orphans="2" fo:widows="2" fo:text-indent="0cm" style:auto-text-indent="false"/>
    </style:style>
    <style:style style:name="P5" style:family="paragraph" style:parent-style-name="Preformatted_20_Text">
      <style:paragraph-properties fo:margin-left="0.159cm" fo:margin-right="0cm" fo:margin-top="0cm" fo:margin-bottom="0.499cm" loext:contextual-spacing="false" fo:orphans="2" fo:widows="2" fo:text-indent="0cm" style:auto-text-indent="false"/>
      <style:text-properties fo:font-variant="normal" fo:text-transform="none" fo:color="#181818" style:font-name="monospace" fo:font-size="9pt" fo:letter-spacing="normal" fo:font-style="normal" fo:font-weight="bold"/>
    </style:style>
    <style:style style:name="P6" style:family="paragraph" style:parent-style-name="Preformatted_20_Text">
      <style:paragraph-properties fo:margin-left="0.159cm" fo:margin-right="0cm" fo:margin-top="0cm" fo:margin-bottom="0.499cm" loext:contextual-spacing="false" fo:orphans="2" fo:widows="2" fo:text-indent="0cm" style:auto-text-indent="false"/>
      <style:text-properties fo:font-variant="normal" fo:text-transform="none" fo:color="#181818" fo:letter-spacing="normal"/>
    </style:style>
    <style:style style:name="P7" style:family="paragraph" style:parent-style-name="Preformatted_20_Text">
      <style:paragraph-properties fo:margin-left="0.159cm" fo:margin-right="0cm" fo:margin-top="0cm" fo:margin-bottom="0.499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a00000" style:font-name="helvetica" fo:font-size="9pt" fo:letter-spacing="normal" fo:font-style="normal" fo:font-weight="bold"/>
    </style:style>
    <style:style style:name="T2" style:family="text">
      <style:text-properties fo:font-variant="normal" fo:text-transform="none" fo:color="#4080dd" style:text-line-through-style="none" style:text-line-through-type="none" style:font-name="helvetica" fo:font-size="6.19999980926514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4080dd" style:text-line-through-style="none" style:text-line-through-type="none" style:font-name="monospace" fo:font-size="9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181818" style:font-name="monospace" fo:font-size="9pt" fo:letter-spacing="normal" fo:font-style="normal" fo:font-weight="normal"/>
    </style:style>
    <style:style style:name="T5" style:family="text">
      <style:text-properties fo:font-variant="normal" fo:text-transform="none" fo:color="#181818" fo:letter-spacing="normal"/>
    </style:style>
    <style:style style:name="T6" style:family="text">
      <style:text-properties fo:font-variant="normal" fo:text-transform="none" fo:color="#502000" style:font-name="monospace" fo:font-size="9pt" fo:letter-spacing="normal" fo:font-style="normal" fo:font-weight="bold"/>
    </style:style>
    <style:style style:name="T7" style:family="text">
      <style:text-properties style:font-name="monospace" fo:font-size="9pt" fo:font-style="normal" fo:font-weight="normal"/>
    </style:style>
    <style:style style:name="T8" style:family="text">
      <style:text-properties style:font-name="monospace" fo:font-size="9pt" fo:font-style="normal" fo:font-weight="normal" officeooo:rsid="00021c3b"/>
    </style:style>
    <style:style style:name="T9" style:family="text">
      <style:text-properties fo:color="#502000" style:font-name="monospace" fo:font-size="9pt" fo:font-style="normal" fo:font-weight="bold"/>
    </style:style>
    <style:style style:name="T10" style:family="text">
      <style:text-properties fo:color="#006000" style:font-name="monospace" fo:font-size="9pt" fo:font-style="italic" fo:font-weight="normal"/>
    </style:style>
    <style:style style:name="T11" style:family="text">
      <style:text-properties officeooo:rsid="0004b2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ROPOS(1) <text:s text:c="18"/>Manual pager utils <text:s text:c="18"/>APROPOS(1)</text:p>
      <text:h text:style-name="P1" text:outline-level="2"><text:bookmark text:name="NAME"/><text:span text:style-name="T1">NAME</text:span></text:h>
      <text:p text:style-name="P6"><text:s text:c="7"/><text:span text:style-name="T7">apropos - search the manual page names and descriptions</text:span></text:p>
      <text:h text:style-name="P1" text:outline-level="2"><text:bookmark text:name="SYNOPSIS"/><text:span text:style-name="T1">SYNOPSIS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5"/><text:span text:style-name="T9">apropos </text:span><text:span text:style-name="T7">[</text:span><text:span text:style-name="T9">-dalv?V</text:span><text:span text:style-name="T7">] [</text:span><text:span text:style-name="T9">-e</text:span><text:span text:style-name="T7">|</text:span><text:span text:style-name="T9">-w</text:span><text:span text:style-name="T7">|</text:span><text:span text:style-name="T9">-r</text:span><text:span text:style-name="T7">] [</text:span><text:span text:style-name="T9">-s </text:span><text:span text:style-name="T10">list</text:span><text:span text:style-name="T7">] [</text:span><text:span text:style-name="T9">-m </text:span><text:span text:style-name="T10">system</text:span><text:span text:style-name="T7">[,...]] [</text:span><text:span text:style-name="T9">-M </text:span><text:span text:style-name="T10">path</text:span><text:span text:style-name="T7">]</text:span></text:p>
      <text:p text:style-name="P6"><text:s text:c="7"/><text:span text:style-name="T7">[</text:span><text:span text:style-name="T9">-L </text:span><text:span text:style-name="T10">locale</text:span><text:span text:style-name="T7">] [</text:span><text:span text:style-name="T9">-C </text:span><text:span text:style-name="T10">file</text:span><text:span text:style-name="T7">] </text:span><text:span text:style-name="T10">keyword</text:span><text:span text:style-name="T7"> ...</text:span></text:p>
      <text:h text:style-name="P1" text:outline-level="2"><text:bookmark text:name="DESCRIPTION"/><text:span text:style-name="T1">DESCRIPTION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3"><text:s text:c="5"/>Backup and Compress directories choosen in $BACKUP_LIST as tar files (tgz) <text:s/>This script is used to create a tgz file of all directories specified in the <text:span text:style-name="T7">variable $BACKUP_LIST to NFS $ARCHIVE_DIR . Only the specified ($SADM_BACKUP_NFS_TO_KEEP) copies of each tgz files will be kep</text:span><text:span text:style-name="T8">t.</text:span><text:span text:style-name="T7"> Can be Run Once a week or Once every couple of Day (As you choose)</text:span></text:p>
      <text:p text:style-name="P3"><text:span text:style-name="T7"/></text:p>
      <text:p text:style-name="P3"><text:span text:style-name="T7"/></text:p>
      <text:p text:style-name="P3"><text:span text:style-name="T7">Each manual page has a short description available within it.</text:span></text:p>
      <text:p text:style-name="P2"><text:s text:c="7"/><text:span text:style-name="T9">apropos </text:span><text:span text:style-name="T7">searches the descriptions for instances of </text:span><text:span text:style-name="T10">keyword</text:span><text:span text:style-name="T7">.</text:span></text:p>
      <text:p text:style-name="P4"/>
      <text:p text:style-name="P2"><text:s text:c="7"/><text:span text:style-name="T10">keyword</text:span><text:span text:style-name="T7"> is usually a regular expression, as if (</text:span><text:span text:style-name="T9">-r</text:span><text:span text:style-name="T7">) was used, or may</text:span></text:p>
      <text:p text:style-name="P2"><text:s text:c="7"/><text:span text:style-name="T7">contain wildcards (</text:span><text:span text:style-name="T9">-w</text:span><text:span text:style-name="T7">), or match the exact keyword (</text:span><text:span text:style-name="T9">-e</text:span><text:span text:style-name="T7">). <text:s/>Using these</text:span></text:p>
      <text:p text:style-name="P2"><text:s text:c="7"/><text:span text:style-name="T7">options, it may be necessary to quote the </text:span><text:span text:style-name="T10">keyword</text:span><text:span text:style-name="T7"> or escape (\) the</text:span></text:p>
      <text:p text:style-name="P2"><text:s text:c="7"/><text:span text:style-name="T7">special characters to stop the shell from interpreting them.</text:span></text:p>
      <text:p text:style-name="P4"/>
      <text:p text:style-name="P2"><text:s text:c="7"/><text:span text:style-name="T7">The standard matching rules allow matches to be made against the page</text:span></text:p>
      <text:p text:style-name="P2"><text:s text:c="7"/><text:span text:style-name="T7">name and word boundaries in the description.</text:span></text:p>
      <text:p text:style-name="P4"/>
      <text:p text:style-name="P2"><text:s text:c="7"/><text:span text:style-name="T7">The database searched by </text:span><text:span text:style-name="T9">apropos </text:span><text:span text:style-name="T7">is updated by the </text:span><text:span text:style-name="T9">mandb </text:span><text:span text:style-name="T7">program.</text:span></text:p>
      <text:p text:style-name="P2"><text:s text:c="7"/><text:span text:style-name="T7">Depending on your installation, this may be run by a periodic cron</text:span></text:p>
      <text:p text:style-name="P2"><text:s text:c="7"/><text:span text:style-name="T7">job, or may need to be run manually after new manual pages have been</text:span></text:p>
      <text:p text:style-name="P6"><text:s text:c="7"/><text:span text:style-name="T7">installed.</text:span></text:p>
      <text:h text:style-name="P1" text:outline-level="2"><text:bookmark text:name="OPTIONS"/><text:span text:style-name="T1">OPTIONS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7"/><text:span text:style-name="T9">-d</text:span><text:span text:style-name="T7">, </text:span><text:span text:style-name="T9">--debug</text:span></text:p>
      <text:p text:style-name="P2"><text:s text:c="14"/><text:span text:style-name="T7">Print debugging information.</text:span></text:p>
      <text:p text:style-name="P4"/>
      <text:p text:style-name="P2"><text:s text:c="7"/><text:span text:style-name="T9">-v</text:span><text:span text:style-name="T7">, </text:span><text:span text:style-name="T9">--verbose</text:span></text:p>
      <text:p text:style-name="P2"><text:s text:c="14"/><text:span text:style-name="T7">Print verbose warning messages.</text:span></text:p>
      <text:p text:style-name="P4"/>
      <text:p text:style-name="P2"><text:s text:c="7"/><text:span text:style-name="T9">-r</text:span><text:span text:style-name="T7">, </text:span><text:span text:style-name="T9">--regex</text:span></text:p>
      <text:p text:style-name="P2"><text:s text:c="14"/><text:span text:style-name="T7">Interpret each keyword as a regular expression. <text:s/>This is the</text:span></text:p>
      <text:p text:style-name="P2"><text:s text:c="14"/><text:span text:style-name="T7">default behaviour. <text:s/>Each keyword will be matched against the</text:span></text:p>
      <text:p text:style-name="P2"><text:s text:c="14"/><text:span text:style-name="T7">page names and the descriptions independently. <text:s/>It can match</text:span></text:p>
      <text:p text:style-name="P2"><text:s text:c="14"/><text:span text:style-name="T7">any part of either. <text:s/>The match is not limited to word</text:span></text:p>
      <text:p text:style-name="P2"><text:s text:c="14"/><text:span text:style-name="T7">boundaries.</text:span></text:p>
      <text:p text:style-name="P4"/>
      <text:p text:style-name="P2"><text:s text:c="7"/><text:span text:style-name="T9">-w</text:span><text:span text:style-name="T7">, </text:span><text:span text:style-name="T9">--wildcard</text:span></text:p>
      <text:p text:style-name="P2"><text:s text:c="14"/><text:span text:style-name="T7">Interpret each keyword as a pattern containing shell style</text:span></text:p>
      <text:p text:style-name="P2"><text:s text:c="14"/><text:span text:style-name="T7">wildcards. <text:s/>Each keyword will be matched against the page</text:span></text:p>
      <text:p text:style-name="P2"><text:s text:c="14"/><text:span text:style-name="T7">names and the descriptions independently. <text:s/>If </text:span><text:span text:style-name="T9">--exact </text:span><text:span text:style-name="T7">is also</text:span></text:p>
      <text:p text:style-name="P2"><text:s text:c="14"/><text:span text:style-name="T7">used, a match will only be found if an expanded keyword</text:span></text:p>
      <text:p text:style-name="P2"><text:s text:c="14"/><text:span text:style-name="T7">matches an entire description or page name. <text:s/>Otherwise the</text:span></text:p>
      <text:p text:style-name="P2"><text:soft-page-break/><text:s text:c="14"/><text:span text:style-name="T7">keyword is also allowed to match on word boundaries in the</text:span></text:p>
      <text:p text:style-name="P2"><text:s text:c="14"/><text:span text:style-name="T7">description.</text:span></text:p>
      <text:p text:style-name="P4"/>
      <text:p text:style-name="P2"><text:s text:c="7"/><text:span text:style-name="T9">-e</text:span><text:span text:style-name="T7">, </text:span><text:span text:style-name="T9">--exact</text:span></text:p>
      <text:p text:style-name="P2"><text:s text:c="14"/><text:span text:style-name="T7">Each keyword will be exactly matched against the page names</text:span></text:p>
      <text:p text:style-name="P2"><text:s text:c="14"/><text:span text:style-name="T7">and the descriptions.</text:span></text:p>
      <text:p text:style-name="P4"/>
      <text:p text:style-name="P2"><text:s text:c="7"/><text:span text:style-name="T9">-a</text:span><text:span text:style-name="T7">, </text:span><text:span text:style-name="T9">--and</text:span></text:p>
      <text:p text:style-name="P2"><text:s text:c="14"/><text:span text:style-name="T7">Only display items that match all the supplied keywords. <text:s/>The</text:span></text:p>
      <text:p text:style-name="P2"><text:s text:c="14"/><text:span text:style-name="T7">default is to display items that match any keyword.</text:span></text:p>
      <text:p text:style-name="P4"/>
      <text:p text:style-name="P2"><text:s text:c="7"/><text:span text:style-name="T9">-l</text:span><text:span text:style-name="T7">, </text:span><text:span text:style-name="T9">--long</text:span></text:p>
      <text:p text:style-name="P2"><text:s text:c="14"/><text:span text:style-name="T7">Do not trim output to the terminal width. <text:s/>Normally, output</text:span></text:p>
      <text:p text:style-name="P2"><text:s text:c="14"/><text:span text:style-name="T7">will be truncated to the terminal width to avoid ugly results</text:span></text:p>
      <text:p text:style-name="P2"><text:s text:c="14"/><text:span text:style-name="T7">from poorly-written </text:span><text:span text:style-name="T9">NAME </text:span><text:span text:style-name="T7">sections.</text:span></text:p>
      <text:p text:style-name="P4"/>
      <text:p text:style-name="P2"><text:s text:c="7"/><text:span text:style-name="T9">-s </text:span><text:span text:style-name="T10">list</text:span><text:span text:style-name="T7">, </text:span><text:span text:style-name="T9">--sections </text:span><text:span text:style-name="T10">list</text:span><text:span text:style-name="T7">, </text:span><text:span text:style-name="T9">--section </text:span><text:span text:style-name="T10">list</text:span></text:p>
      <text:p text:style-name="P2"><text:s text:c="14"/><text:span text:style-name="T7">Search only the given manual sections. <text:s/></text:span><text:span text:style-name="T10">list</text:span><text:span text:style-name="T7"> is a colon- or</text:span></text:p>
      <text:p text:style-name="P2"><text:s text:c="14"/><text:span text:style-name="T7">comma-separated list of sections. <text:s/>If an entry in </text:span><text:span text:style-name="T10">list</text:span><text:span text:style-name="T7"> is a</text:span></text:p>
      <text:p text:style-name="P2"><text:s text:c="14"/><text:span text:style-name="T7">simple section, for example "3", then the displayed list of</text:span></text:p>
      <text:p text:style-name="P2"><text:s text:c="14"/><text:span text:style-name="T7">descriptions will include pages in sections "3", "3perl",</text:span></text:p>
      <text:p text:style-name="P2"><text:s text:c="14"/><text:span text:style-name="T7">"3x", and so on; while if an entry in </text:span><text:span text:style-name="T10">list</text:span><text:span text:style-name="T7"> has an extension,</text:span></text:p>
      <text:p text:style-name="P2"><text:s text:c="14"/><text:span text:style-name="T7">for example "3perl", then the list will only include pages in</text:span></text:p>
      <text:p text:style-name="P2"><text:s text:c="14"/><text:span text:style-name="T7">that exact part of the manual section.</text:span></text:p>
      <text:p text:style-name="P4"/>
      <text:p text:style-name="P2"><text:s text:c="7"/><text:span text:style-name="T9">-m </text:span><text:span text:style-name="T10">system</text:span><text:span text:style-name="T7">[,...], </text:span><text:span text:style-name="T9">--systems=</text:span><text:span text:style-name="T10">system</text:span><text:span text:style-name="T7">[,...]</text:span></text:p>
      <text:p text:style-name="P2"><text:s text:c="14"/><text:span text:style-name="T7">If this system has access to other operating system's manual</text:span></text:p>
      <text:p text:style-name="P2"><text:s text:c="14"/><text:span text:style-name="T7">page descriptions, they can be searched using this option. <text:s/>To</text:span></text:p>
      <text:p text:style-name="P2"><text:s text:c="14"/><text:span text:style-name="T7">search NewOS's manual page descriptions, use the option </text:span><text:span text:style-name="T9">-m</text:span></text:p>
      <text:p text:style-name="P2"><text:s text:c="14"/><text:span text:style-name="T9">NewOS</text:span><text:span text:style-name="T7">.</text:span></text:p>
      <text:p text:style-name="P4"/>
      <text:p text:style-name="P2"><text:s text:c="14"/><text:span text:style-name="T7">The </text:span><text:span text:style-name="T10">system</text:span><text:span text:style-name="T7"> specified can be a combination of comma-delimited</text:span></text:p>
      <text:p text:style-name="P2"><text:s text:c="14"/><text:span text:style-name="T7">operating system names. <text:s/>To include a search of the native</text:span></text:p>
      <text:p text:style-name="P2"><text:s text:c="14"/><text:span text:style-name="T7">operating system's </text:span><text:span text:style-name="T9">whatis </text:span><text:span text:style-name="T7">descriptions, include the system</text:span></text:p>
      <text:p text:style-name="P2"><text:s text:c="14"/><text:span text:style-name="T7">name </text:span><text:span text:style-name="T9">man </text:span><text:span text:style-name="T7">in the argument string. <text:s/>This option will override</text:span></text:p>
      <text:p text:style-name="P2"><text:s text:c="14"/><text:span text:style-name="T7">the $</text:span><text:span text:style-name="T9">SYSTEM </text:span><text:span text:style-name="T7">environment variable.</text:span></text:p>
      <text:p text:style-name="P4"/>
      <text:p text:style-name="P2"><text:s text:c="7"/><text:span text:style-name="T9">-M </text:span><text:span text:style-name="T10">path</text:span><text:span text:style-name="T7">, </text:span><text:span text:style-name="T9">--manpath=</text:span><text:span text:style-name="T10">path</text:span></text:p>
      <text:p text:style-name="P2"><text:s text:c="14"/><text:span text:style-name="T7">Specify an alternate set of colon-delimited manual page</text:span></text:p>
      <text:p text:style-name="P2"><text:s text:c="14"/><text:span text:style-name="T7">hierarchies to search. <text:s/>By default, </text:span><text:span text:style-name="T9">apropos </text:span><text:span text:style-name="T7">uses the $</text:span><text:span text:style-name="T9">MANPATH</text:span></text:p>
      <text:p text:style-name="P2"><text:s text:c="14"/><text:span text:style-name="T7">environment variable, unless it is empty or unset, in which</text:span></text:p>
      <text:p text:style-name="P2"><text:s text:c="14"/><text:span text:style-name="T7">case it will determine an appropriate manpath based on your</text:span></text:p>
      <text:p text:style-name="P2"><text:s text:c="14"/><text:span text:style-name="T7">$</text:span><text:span text:style-name="T9">PATH </text:span><text:span text:style-name="T7">environment variable. <text:s/>This option overrides the</text:span></text:p>
      <text:p text:style-name="P2"><text:s text:c="14"/><text:span text:style-name="T7">contents of $</text:span><text:span text:style-name="T9">MANPATH</text:span><text:span text:style-name="T7">.</text:span></text:p>
      <text:p text:style-name="P4"/>
      <text:p text:style-name="P2"><text:s text:c="7"/><text:span text:style-name="T9">-L </text:span><text:span text:style-name="T10">locale</text:span><text:span text:style-name="T7">, </text:span><text:span text:style-name="T9">--locale=</text:span><text:span text:style-name="T10">locale</text:span></text:p>
      <text:p text:style-name="P2"><text:s text:c="14"/><text:span text:style-name="T9">apropos </text:span><text:span text:style-name="T7">will normally determine your current locale by a call</text:span></text:p>
      <text:p text:style-name="P4"><text:span text:style-name="T5"><text:s text:c="14"/></text:span><text:span text:style-name="T4">to the C function </text:span><text:a xlink:type="simple" xlink:href="http://man7.org/linux/man-pages/man3/setlocale.3.html" text:style-name="Internet_20_link" text:visited-style-name="Visited_20_Internet_20_Link"><text:span text:style-name="T3">setlocale(3)</text:span></text:a><text:span text:style-name="T4"> which interrogates various</text:span></text:p>
      <text:p text:style-name="P2"><text:s text:c="14"/><text:span text:style-name="T7">environment variables, possibly including $</text:span><text:span text:style-name="T9">LC_MESSAGES </text:span><text:span text:style-name="T7">and</text:span></text:p>
      <text:p text:style-name="P2"><text:s text:c="14"/><text:span text:style-name="T7">$</text:span><text:span text:style-name="T9">LANG</text:span><text:span text:style-name="T7">. <text:s/>To temporarily override the determined value, use this</text:span></text:p>
      <text:p text:style-name="P2"><text:s text:c="14"/><text:span text:style-name="T7">option to supply a </text:span><text:span text:style-name="T10">locale</text:span><text:span text:style-name="T7"> string directly to </text:span><text:span text:style-name="T9">apropos</text:span><text:span text:style-name="T7">. <text:s/>Note</text:span></text:p>
      <text:p text:style-name="P2"><text:s text:c="14"/><text:span text:style-name="T7">that it will not take effect until the search for pages</text:span></text:p>
      <text:p text:style-name="P2"><text:s text:c="14"/><text:span text:style-name="T7">actually begins. <text:s/>Output such as the help message will always</text:span></text:p>
      <text:p text:style-name="P2"><text:s text:c="14"/><text:span text:style-name="T7">be displayed in the initially determined locale.</text:span></text:p>
      <text:p text:style-name="P4"/>
      <text:p text:style-name="P2"><text:s text:c="7"/><text:span text:style-name="T9">-C </text:span><text:span text:style-name="T10">file</text:span><text:span text:style-name="T7">, </text:span><text:span text:style-name="T9">--config-file=</text:span><text:span text:style-name="T10">file</text:span></text:p>
      <text:p text:style-name="P2"><text:s text:c="14"/><text:span text:style-name="T7">Use this user configuration file rather than the default of</text:span></text:p>
      <text:p text:style-name="P2"><text:s text:c="14"/><text:span text:style-name="T10">~/.manpath</text:span><text:span text:style-name="T7">.</text:span></text:p>
      <text:p text:style-name="P4"/>
      <text:p text:style-name="P2"><text:soft-page-break/><text:s text:c="7"/><text:span text:style-name="T9">-?</text:span><text:span text:style-name="T7">, </text:span><text:span text:style-name="T9">--help</text:span></text:p>
      <text:p text:style-name="P2"><text:s text:c="14"/><text:span text:style-name="T7">Print a help message and exit.</text:span></text:p>
      <text:p text:style-name="P4"/>
      <text:p text:style-name="P2"><text:s text:c="7"/><text:span text:style-name="T9">--usage</text:span></text:p>
      <text:p text:style-name="P2"><text:s text:c="14"/><text:span text:style-name="T7">Print a short usage message and exit.</text:span></text:p>
      <text:p text:style-name="P4"/>
      <text:p text:style-name="P2"><text:s text:c="7"/><text:span text:style-name="T9">-V</text:span><text:span text:style-name="T7">, </text:span><text:span text:style-name="T9">--version</text:span></text:p>
      <text:p text:style-name="P6"><text:s text:c="14"/><text:span text:style-name="T7">Display version information.</text:span></text:p>
      <text:h text:style-name="P1" text:outline-level="2"><text:bookmark text:name="EXIT_STATUS"/><text:span text:style-name="T1">EXIT STATUS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7"/><text:span text:style-name="T9">0 <text:s text:c="5"/></text:span><text:span text:style-name="T7">Successful program execution.</text:span></text:p>
      <text:p text:style-name="P4"/>
      <text:p text:style-name="P2"><text:s text:c="7"/><text:span text:style-name="T9">1 <text:s text:c="5"/></text:span><text:span text:style-name="T7">Usage, syntax or configuration file error.</text:span></text:p>
      <text:p text:style-name="P4"/>
      <text:p text:style-name="P2"><text:s text:c="7"/><text:span text:style-name="T9">2 <text:s text:c="5"/></text:span><text:span text:style-name="T7">Operational error.</text:span></text:p>
      <text:p text:style-name="P4"/>
      <text:p text:style-name="P6"><text:s text:c="7"/><text:span text:style-name="T9">16 <text:s text:c="4"/></text:span><text:span text:style-name="T7">Nothing was found that matched the criteria specified.</text:span></text:p>
      <text:h text:style-name="P1" text:outline-level="2"><text:bookmark text:name="ENVIRONMENT"/><text:span text:style-name="T1">ENVIRONMENT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7"/><text:span text:style-name="T9">SYSTEM </text:span><text:span text:style-name="T7">If $</text:span><text:span text:style-name="T9">SYSTEM </text:span><text:span text:style-name="T7">is set, it will have the same effect as if it had</text:span></text:p>
      <text:p text:style-name="P2"><text:s text:c="14"/><text:span text:style-name="T7">been specified as the argument to the </text:span><text:span text:style-name="T9">-m </text:span><text:span text:style-name="T7">option.</text:span></text:p>
      <text:p text:style-name="P4"/>
      <text:p text:style-name="P2"><text:s text:c="7"/><text:span text:style-name="T9">MANPATH</text:span></text:p>
      <text:p text:style-name="P2"><text:s text:c="14"/><text:span text:style-name="T7">If $</text:span><text:span text:style-name="T9">MANPATH </text:span><text:span text:style-name="T7">is set, its value is interpreted as the colon-</text:span></text:p>
      <text:p text:style-name="P2"><text:s text:c="14"/><text:span text:style-name="T7">delimited manual page hierarchy search path to use.</text:span></text:p>
      <text:p text:style-name="P4"/>
      <text:p text:style-name="P2"><text:s text:c="7"/><text:span text:style-name="T9">MANWIDTH</text:span></text:p>
      <text:p text:style-name="P2"><text:s text:c="14"/><text:span text:style-name="T7">If $</text:span><text:span text:style-name="T9">MANWIDTH </text:span><text:span text:style-name="T7">is set, its value is used as the terminal width</text:span></text:p>
      <text:p text:style-name="P2"><text:s text:c="14"/><text:span text:style-name="T7">(see the </text:span><text:span text:style-name="T9">--long </text:span><text:span text:style-name="T7">option). <text:s/>If it is not set, the terminal width</text:span></text:p>
      <text:p text:style-name="P4"><text:span text:style-name="T5"><text:s text:c="14"/></text:span><text:span text:style-name="T4">will be calculated using the value of $</text:span><text:span text:style-name="T6">COLUMNS</text:span><text:span text:style-name="T4">, an </text:span><text:a xlink:type="simple" xlink:href="http://man7.org/linux/man-pages/man2/ioctl.2.html" text:style-name="Internet_20_link" text:visited-style-name="Visited_20_Internet_20_Link"><text:span text:style-name="T3">ioctl(2)</text:span></text:a><text:span text:style-name="T4"> if</text:span></text:p>
      <text:p text:style-name="P2"><text:s text:c="14"/><text:span text:style-name="T7">available, or falling back to 80 characters if all else fails.</text:span></text:p>
      <text:p text:style-name="P4"/>
      <text:p text:style-name="P2"><text:s text:c="7"/><text:span text:style-name="T9">POSIXLY_CORRECT</text:span></text:p>
      <text:p text:style-name="P2"><text:s text:c="14"/><text:span text:style-name="T7">If $</text:span><text:span text:style-name="T9">POSIXLY_CORRECT </text:span><text:span text:style-name="T7">is set, even to a null value, the default</text:span></text:p>
      <text:p text:style-name="P2"><text:s text:c="14"/><text:span text:style-name="T9">apropos </text:span><text:span text:style-name="T7">search will be as an extended regex (</text:span><text:span text:style-name="T9">-r</text:span><text:span text:style-name="T7">). <text:s/>Nowadays,</text:span></text:p>
      <text:p text:style-name="P6"><text:s text:c="14"/><text:span text:style-name="T7">this is the default behaviour anyway.</text:span></text:p>
      <text:h text:style-name="P1" text:outline-level="2"><text:bookmark text:name="FILES"/><text:span text:style-name="T1">FILES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7"/><text:span text:style-name="T10">/usr/share/man/index.(bt|db|dir|pag)</text:span></text:p>
      <text:p text:style-name="P2"><text:s text:c="14"/><text:span text:style-name="T7">A traditional global </text:span><text:span text:style-name="T10">index</text:span><text:span text:style-name="T7"> database cache.</text:span></text:p>
      <text:p text:style-name="P4"/>
      <text:p text:style-name="P2"><text:s text:c="7"/><text:span text:style-name="T10">/var/cache/man/index.(bt|db|dir|pag)</text:span></text:p>
      <text:p text:style-name="P2"><text:s text:c="14"/><text:span text:style-name="T7">An FHS compliant global </text:span><text:span text:style-name="T10">index</text:span><text:span text:style-name="T7"> database cache.</text:span></text:p>
      <text:p text:style-name="P4"/>
      <text:p text:style-name="P2"><text:s text:c="7"/><text:span text:style-name="T10">/usr/share/man/.../whatis</text:span></text:p>
      <text:p text:style-name="P6"><text:s text:c="14"/><text:span text:style-name="T7">A traditional </text:span><text:span text:style-name="T9">whatis </text:span><text:span text:style-name="T7">text database.</text:span></text:p>
      <text:h text:style-name="P1" text:outline-level="2"><text:bookmark text:name="SEE_ALSO"/><text:span text:style-name="T1">SEE ALSO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7"><text:span text:style-name="T5"><text:s text:c="7"/></text:span><text:a xlink:type="simple" xlink:href="http://man7.org/linux/man-pages/man1/man.1.html" text:style-name="Internet_20_link" text:visited-style-name="Visited_20_Internet_20_Link"><text:span text:style-name="T3">man(1)</text:span></text:a><text:span text:style-name="T4">, </text:span><text:a xlink:type="simple" xlink:href="http://man7.org/linux/man-pages/man1/whatis.1.html" text:style-name="Internet_20_link" text:visited-style-name="Visited_20_Internet_20_Link"><text:span text:style-name="T3">whatis(1)</text:span></text:a><text:span text:style-name="T4">, </text:span><text:a xlink:type="simple" xlink:href="http://man7.org/linux/man-pages/man8/mandb.8.html" text:style-name="Internet_20_link" text:visited-style-name="Visited_20_Internet_20_Link"><text:span text:style-name="T3">mandb(8)</text:span></text:a></text:p>
      <text:h text:style-name="P1" text:outline-level="2"><text:bookmark text:name="AUTHOR"/><text:soft-page-break/><text:span text:style-name="T1">AUTHOR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7"/><text:span text:style-name="T7">Wilf. (G.Wilford@ee.surrey.ac.uk).</text:span></text:p>
      <text:p text:style-name="P2"><text:s text:c="7"/><text:span text:style-name="T7">Fabrizio Polacco (fpolacco@debian.org).</text:span></text:p>
      <text:p text:style-name="P6"><text:s text:c="7"/><text:span text:style-name="T7">Colin Watson (cjwatson@debian.org).</text:span></text:p>
      <text:h text:style-name="P1" text:outline-level="2"><text:bookmark text:name="COLOPHON"/><text:span text:style-name="T1">COLOPHON         </text:span><text:a xlink:type="simple" xlink:href="http://man7.org/linux/man-pages/man1/apropos.1.html#top_of_page" text:style-name="Internet_20_link" text:visited-style-name="Visited_20_Internet_20_Link"><text:span text:style-name="T2">top</text:span></text:a></text:h>
      <text:p text:style-name="P2"><text:s text:c="7"/><text:span text:style-name="T7">This page is part of the </text:span><text:span text:style-name="T10">man-db</text:span><text:span text:style-name="T7"> (manual pager suite) project.</text:span></text:p>
      <text:p text:style-name="P2"><text:s text:c="7"/><text:span text:style-name="T7">Information about the project can be found at </text:span></text:p>
      <text:p text:style-name="P4"><text:span text:style-name="T5"><text:s text:c="7"/>⟨</text:span><text:a xlink:type="simple" xlink:href="http://www.nongnu.org/man-db/" text:style-name="Internet_20_link" text:visited-style-name="Visited_20_Internet_20_Link"><text:span text:style-name="T3">http://www.nongnu.org/man-db/</text:span></text:a><text:span text:style-name="T4">⟩. <text:s/>If you have a bug report for this</text:span></text:p>
      <text:p text:style-name="P2"><text:s text:c="7"/><text:span text:style-name="T7">manual page, send it to man-db-devel@nongnu.org. <text:s/>This page was</text:span></text:p>
      <text:p text:style-name="P2"><text:s text:c="7"/><text:span text:style-name="T7">obtained from the project's upstream Git repository</text:span></text:p>
      <text:p text:style-name="P4"><text:span text:style-name="T5"><text:s text:c="7"/>⟨</text:span><text:a xlink:type="simple" xlink:href="http://git.savannah.gnu.org/r/man-db.git" text:style-name="Internet_20_link" text:visited-style-name="Visited_20_Internet_20_Link"><text:span text:style-name="T3">http://git.savannah.gnu.org/r/man-db.git</text:span></text:a><text:span text:style-name="T4">⟩ on 2018-02-02. <text:s/>(At that</text:span></text:p>
      <text:p text:style-name="P2"><text:s text:c="7"/><text:span text:style-name="T7">time, the date of the most recent commit that was found in the repos‐</text:span></text:p>
      <text:p text:style-name="P2"><text:s text:c="7"/><text:span text:style-name="T7">itory was 2018-01-27.) <text:s/>If you discover any rendering problems in</text:span></text:p>
      <text:p text:style-name="P2"><text:s text:c="7"/><text:span text:style-name="T7">this HTML version of the page, or you believe there is a better or</text:span></text:p>
      <text:p text:style-name="P2"><text:s text:c="7"/><text:span text:style-name="T7">more up-to-date source for the page, or you have corrections or</text:span></text:p>
      <text:p text:style-name="P2"><text:s text:c="7"/><text:span text:style-name="T7">improvements to the information in this COLOPHON (which is </text:span><text:span text:style-name="T10">not</text:span><text:span text:style-name="T7"> part</text:span></text:p>
      <text:p text:style-name="P2"><text:s text:c="7"/><text:span text:style-name="T7">of the original manual page), send a mail to man-pages@man7.org</text:span></text:p>
      <text:p text:style-name="P4"/>
      <text:p text:style-name="P5">2.7.6.1 <text:s text:c="25"/>2016-12-12 <text:s text:c="22"/>APROPOS(1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Trebuchet, 'Lucida Sans Unicode', 'Lucida Grande', 'Lucida Sans', Arial, sans-serif"/>
    <style:font-face style:name="helvetica" svg:font-family="helvetica, sans-serif"/>
    <style:font-face style:name="monospace" svg:font-family="monospace, courie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55:46.695576175</meta:creation-date>
    <dc:date>2018-04-14T23:21:09.613218734</dc:date>
    <meta:editing-duration>PT5M12S</meta:editing-duration>
    <meta:editing-cycles>2</meta:editing-cycles>
    <meta:generator>LibreOffice/6.0.2.1$MacOSX_X86_64 LibreOffice_project/f7f06a8f319e4b62f9bc5095aa112a65d2f3ac89</meta:generator>
    <meta:document-statistic meta:table-count="0" meta:image-count="0" meta:object-count="0" meta:page-count="4" meta:paragraph-count="139" meta:word-count="1030" meta:character-count="7893" meta:non-whitespace-character-count="5457"/>
  </office:meta>
</office:document-meta>
</file>